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automatic-styles>
    <style:style style:name="P1" style:family="paragraph" style:parent-style-name="Standard" style:list-style-name="L1">
      <style:text-properties fo:language="en" fo:country="AU" officeooo:paragraph-rsid="001026fc"/>
    </style:style>
    <style:style style:name="P2" style:family="paragraph" style:parent-style-name="Standard">
      <style:text-properties fo:language="en" fo:country="AU" officeooo:rsid="001026fc" officeooo:paragraph-rsid="001026fc"/>
    </style:style>
    <style:style style:name="P3" style:family="paragraph" style:parent-style-name="Standard" style:list-style-name="L1">
      <style:text-properties fo:language="en" fo:country="AU" officeooo:rsid="001026fc" officeooo:paragraph-rsid="001026fc"/>
    </style:style>
    <style:style style:name="P4" style:family="paragraph" style:parent-style-name="Standard">
      <style:text-properties fo:language="en" fo:country="AU" officeooo:paragraph-rsid="001026fc"/>
    </style:style>
    <style:style style:name="P5" style:family="paragraph" style:parent-style-name="Heading_20_1">
      <style:text-properties style:font-name="Times" fo:font-size="12pt" fo:language="en" fo:country="AU" officeooo:rsid="001026fc" officeooo:paragraph-rsid="001026fc" style:font-name-asian="HG Mincho Light J" style:font-size-asian="12pt" style:font-name-complex="Tahoma" style:font-size-complex="12pt"/>
    </style:style>
    <style:style style:name="P6" style:family="paragraph" style:parent-style-name="Heading_20_2">
      <style:text-properties style:font-name="Times" fo:font-size="12pt" fo:language="en" fo:country="AU" style:font-size-asian="12pt" style:font-size-complex="12pt"/>
    </style:style>
    <style:style style:name="T1" style:family="text">
      <style:text-properties style:font-name-asian="FreeMono" style:font-name-complex="FreeMono"/>
    </style:style>
    <style:style style:name="T2" style:family="text">
      <style:text-properties officeooo:rsid="001026fc" style:font-name-asian="FreeMono" style:font-name-complex="FreeMono"/>
    </style:style>
    <style:style style:name="T3" style:family="text">
      <style:text-properties officeooo:rsid="001026fc"/>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Ingredients</text:h>
      <text:p text:style-name="P2"><text:span text:style-name="T1">400g spaghetti</text:span></text:p>
      <text:p text:style-name="P4"><text:span text:style-name="T2">1 onion</text:span></text:p>
      <text:p text:style-name="P4"><text:span text:style-name="T2">1 celery stalk</text:span></text:p>
      <text:p text:style-name="P4"><text:span text:style-name="T2">3 garlic cloves</text:span></text:p>
      <text:p text:style-name="P2"><text:span text:style-name="T1">420g jar cherry tomato pasta sauce</text:span></text:p>
      <text:p text:style-name="P2"><text:span text:style-name="T1">250g punnet cherry tomatoes</text:span></text:p>
      <text:p text:style-name="P2"><text:span text:style-name="T1">400g lentils, rinsed, drained</text:span></text:p>
      <text:p text:style-name="P2"><text:span text:style-name="T1">½ cup hard cheese, grated</text:span></text:p>
      <text:p text:style-name="P4"><text:span text:style-name="T2">Basil leaves to serve</text:span></text:p>
      <text:h text:style-name="P6" text:outline-level="2">Method</text:h>
      <text:list xml:id="list3623389826205456461" text:style-name="L1">
        <text:list-item>
          <text:p text:style-name="P3">Cook the pasta in a large saucepan of boiling salted water according to packet instructions.</text:p>
        </text:list-item>
        <text:list-item>
          <text:p text:style-name="P3">Meanwhile, heat oil in a frypan over medium heat and cook onion, celery and garlic for 2 minutes or until softened. Add pasta sauce and 1/2 cup (125ml) water, then bring to a simmer. Add tomatoes and cook for 5 minutes or until softened. Add lentils, season and cook for a further 1 minute.</text:p>
        </text:list-item>
        <text:list-item>
          <text:p text:style-name="P1"><text:span text:style-name="T3">Drain pasta and toss with the sauce. Divide among bowls and serve with vegetarian hard cheese or parmesan and basil leav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fo:font-family="FreeSerif" style:font-style-name="Mittel" style:font-family-generic="roman" style:font-pitch="variable"/>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erif" fo:font-family="FreeSerif" style:font-style-name="Mittel" style:font-family-generic="roman"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1" style:font-family-complex="Tahoma, Lucidasans, 'Lucida Sans', 'Arial Unicode M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1" style:font-family-complex="Tahoma, Lucidasans, 'Lucida Sans', 'Arial Unicode MS'"/>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AU" officeooo:rsid="001026fc" officeooo:paragraph-rsid="001026fc"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Spaghetti with lentil bolognese</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1$Linux_X86_64 LibreOffice_project/10m0$Build-1</meta:generator>
    <meta:creation-date>2016-07-22T16:54:50.898769703</meta:creation-date>
    <dc:language>en-AU</dc:language>
    <meta:editing-cycles>2</meta:editing-cycles>
    <meta:editing-duration>PT4M9S</meta:editing-duration>
    <meta:initial-creator>Frank Jung</meta:initial-creator>
    <dc:date>2016-07-22T16:58:59.600956836</dc:date>
    <dc:creator>Frank Jung</dc:creator>
    <meta:document-statistic meta:table-count="0" meta:image-count="0" meta:object-count="0" meta:page-count="1" meta:paragraph-count="15" meta:word-count="132" meta:character-count="745" meta:non-whitespace-character-count="631"/>
    <meta:user-defined meta:name="Info 1"/>
    <meta:user-defined meta:name="Info 2"/>
    <meta:user-defined meta:name="Info 3"/>
    <meta:user-defined meta:name="Info 4"/>
    <meta:template xlink:type="simple" xlink:actuate="onRequest" xlink:title="_recipe" xlink:href="../../../.config/libreoffice/4/user/template/_recipe.ott" meta:date="2016-07-22T16:54:50.681240314"/>
  </office:meta>
</office:document-meta>
</file>